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181e" fo:language="it" fo:country="IT" officeooo:rsid="0001731c" officeooo:paragraph-rsid="0001731c"/>
    </style:style>
    <style:style style:name="P2" style:family="paragraph" style:parent-style-name="Standard">
      <style:text-properties fo:color="#000000" fo:language="it" fo:country="IT" officeooo:rsid="0001731c" officeooo:paragraph-rsid="0001731c"/>
    </style:style>
    <style:style style:name="P3" style:family="paragraph" style:parent-style-name="Standard">
      <style:text-properties fo:color="#000000" fo:language="it" fo:country="IT" officeooo:rsid="0002725d" officeooo:paragraph-rsid="0002725d"/>
    </style:style>
    <style:style style:name="P4" style:family="paragraph" style:parent-style-name="Standard">
      <style:text-properties fo:color="#00a933" fo:language="it" fo:country="IT" officeooo:rsid="0002725d" officeooo:paragraph-rsid="0002725d"/>
    </style:style>
    <style:style style:name="P5" style:family="paragraph" style:parent-style-name="Standard" style:list-style-name="L1">
      <style:text-properties style:use-window-font-color="true" fo:language="it" fo:country="IT" officeooo:rsid="0002725d" officeooo:paragraph-rsid="0002725d"/>
    </style:style>
    <style:style style:name="T1" style:family="text">
      <style:text-properties officeooo:rsid="0002281e"/>
    </style:style>
    <style:style style:name="T2" style:family="text">
      <style:text-properties officeooo:rsid="0003a2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formato di Snappy</text:p>
      <text:p text:style-name="P1"/>
      <text:p text:style-name="P2">Snappy lavora analizzando il file ‘byte per byte’, utilizzando la logica dei TagByte, un byte utilizzato come ‘tag’ per distinguere il significato di quello stesso byte e dei successivi.</text:p>
      <text:p text:style-name="P2"/>
      <text:p text:style-name="P2">I TagByte sono byte, quindi formati da 8 bit, dei quali gli ultimi due indicano il tipo di dato che rappresentano. Per esempio, se gli ultimi due bit del TgB sono uguali a ‘00’ significa che sta analizzando un letterale ( che è un dato non compresso, una sequenza di caratteri ), si legge poi la lunghezza del letterale nei primi 6 bit e questa lunghezza viene utilizzata per leggere i prossimi byte, successivi al TgB, come caratteri semplici. </text:p>
      <text:p text:style-name="P2">Analogamente i codici ‘01’, ‘10’ e ‘11’, corrisponderano a 3 diversi tipi di dato ovvero dei match, che verranno interpretati ognuno con le relative procedure.</text:p>
      <text:p text:style-name="P2"/>
      <text:p text:style-name="P2">Prima dei TagByte, nel file di destinazione, è presente la dimensione del file non compresso che servirà in futuro per controllare la correttezza del dato <text:span text:style-name="T1">in decompressione.</text:span></text:p>
      <text:p text:style-name="P3">La dimensione viene dapprima scritta in LSB first, per poi essere separata ogni 7 bit.</text:p>
      <text:p text:style-name="P3"/>
      <text:p text:style-name="P3">A questi 7 bit se ne aggiunge uno che servirà a capire se vi sono altri byte come l’attuale che indicano la dimensione o se siamo all’ultimo. Questi 8 bit formano un byte, che verrà riportato all’inizio del file insieme agli altri, fino a un massimo di 5 byte totali, che <text:span text:style-name="T2">permettono di scrivere la dimensione in byte massima di 32GB. In realtà il file di input sarà di massimo 4GB.</text:span></text:p>
      <text:p text:style-name="P3"/>
      <text:p text:style-name="P4">Scaletta:</text:p>
      <text:list xml:id="list2874525312" text:style-name="L1">
        <text:list-item>
          <text:p text:style-name="P5">TagByte</text:p>
        </text:list-item>
        <text:list-item>
          <text:p text:style-name="P5">Esempio letterale</text:p>
        </text:list-item>
        <text:list-item>
          <text:p text:style-name="P5">Altri tipi di TagByte</text:p>
        </text:list-item>
        <text:list-item>
          <text:p text:style-name="P5">Dimensione del file non compresso</text:p>
        </text:list-item>
        <text:list-item>
          <text:p text:style-name="P5">Max 5 Byte per la dimensi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0-23T11:44:03.347537159</dc:date>
    <meta:editing-duration>PT21M49S</meta:editing-duration>
    <meta:editing-cycles>3</meta:editing-cycles>
    <meta:document-statistic meta:table-count="0" meta:image-count="0" meta:object-count="0" meta:page-count="1" meta:paragraph-count="13" meta:word-count="274" meta:character-count="1571" meta:non-whitespace-character-count="1314"/>
  </office:meta>
</office:document-meta>
</file>